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0e751" officeooo:paragraph-rsid="0010e751"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10e751" officeooo:paragraph-rsid="001316e4"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0e751" officeooo:paragraph-rsid="0018f1d5"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316e4" officeooo:paragraph-rsid="001316e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5b525" officeooo:paragraph-rsid="0015b525"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e2edd" officeooo:paragraph-rsid="001e2ed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5f98f" officeooo:paragraph-rsid="0025f98f"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16e4" officeooo:paragraph-rsid="001316e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ab55e" officeooo:paragraph-rsid="001ab55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ab55e" officeooo:paragraph-rsid="001ab55e"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language="es" fo:country="ES" fo:font-weight="bold" officeooo:rsid="000fb235" officeooo:paragraph-rsid="000fb235"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language="es" fo:country="ES" fo:font-weight="bold" officeooo:rsid="0012994b" officeooo:paragraph-rsid="0012994b"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s" fo:country="ES" fo:font-weight="normal" officeooo:rsid="0010e751" officeooo:paragraph-rsid="0010e75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es" fo:country="ES" fo:font-weight="normal" officeooo:rsid="00164726" officeooo:paragraph-rsid="0016472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language="es" fo:country="ES" fo:font-weight="normal" officeooo:rsid="00111316" officeooo:paragraph-rsid="00111316"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es" fo:country="ES" fo:font-weight="normal" officeooo:rsid="0012994b" officeooo:paragraph-rsid="0012994b"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language="es" fo:country="ES" fo:font-weight="normal" officeooo:rsid="001e8f78" officeooo:paragraph-rsid="001e8f78"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es" fo:country="ES" fo:font-weight="normal" officeooo:rsid="001e8f78" officeooo:paragraph-rsid="00202ee3"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es" fo:country="ES" fo:font-weight="normal" officeooo:rsid="00227b97" officeooo:paragraph-rsid="00227b97"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es" fo:country="ES" fo:font-weight="normal" officeooo:rsid="002316e8" officeooo:paragraph-rsid="002316e8"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227b97" officeooo:paragraph-rsid="00227b9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5pt" fo:language="es" fo:country="ES" fo:font-weight="bold" officeooo:rsid="000fb235" officeooo:paragraph-rsid="000fb235"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1e2edd" officeooo:paragraph-rsid="001e2edd" style:font-size-asian="14pt" style:font-weight-asian="bold" style:font-size-complex="14pt" style:font-weight-complex="bold"/>
    </style:style>
    <style:style style:name="P24" style:family="paragraph" style:parent-style-name="Standard" style:list-style-name="L1">
      <style:paragraph-properties fo:text-align="start" style:justify-single-word="false"/>
      <style:text-properties fo:font-size="14pt" fo:language="es" fo:country="ES" style:text-underline-style="solid" style:text-underline-width="auto" style:text-underline-color="font-color" fo:font-weight="normal" officeooo:rsid="00227b97" officeooo:paragraph-rsid="00227b97" style:font-size-asian="14pt" style:font-weight-asian="normal" style:font-size-complex="14pt" style:font-weight-complex="normal"/>
    </style:style>
    <style:style style:name="P25" style:family="paragraph" style:parent-style-name="Standard" style:list-style-name="L1">
      <style:paragraph-properties fo:text-align="start" style:justify-single-word="false"/>
      <style:text-properties fo:font-size="14pt" fo:language="es" fo:country="ES" style:text-underline-style="solid" style:text-underline-width="auto" style:text-underline-color="font-color" fo:font-weight="normal" officeooo:rsid="002316e8" officeooo:paragraph-rsid="002316e8"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es" fo:country="ES" fo:font-weight="bold" officeooo:rsid="001e2edd" officeooo:paragraph-rsid="001e2edd"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fo:font-size="14pt" fo:language="es" fo:country="ES" fo:font-weight="normal" officeooo:rsid="00227b97" officeooo:paragraph-rsid="00227b97" style:font-size-asian="14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fo:font-size="14pt" fo:language="es" fo:country="ES" fo:font-weight="normal" officeooo:rsid="002316e8" officeooo:paragraph-rsid="002316e8" style:font-size-asian="14pt" style:font-weight-asian="normal" style:font-size-complex="14pt" style:font-weight-complex="normal"/>
    </style:style>
    <style:style style:name="P29" style:family="paragraph" style:parent-style-name="Standard" style:list-style-name="L1">
      <style:paragraph-properties fo:text-align="start" style:justify-single-word="false"/>
      <style:text-properties fo:font-size="14pt" fo:language="es" fo:country="ES" style:text-underline-style="none" fo:font-weight="normal" officeooo:rsid="00227b97" officeooo:paragraph-rsid="00227b97" style:font-size-asian="14pt" style:font-weight-asian="normal" style:font-size-complex="14pt" style:font-weight-complex="normal"/>
    </style:style>
    <style:style style:name="P30" style:family="paragraph" style:parent-style-name="Standard" style:list-style-name="L1">
      <style:paragraph-properties fo:text-align="start" style:justify-single-word="false"/>
      <style:text-properties fo:font-size="14pt" fo:language="es" fo:country="ES" style:text-underline-style="none" fo:font-weight="normal" officeooo:rsid="002316e8" officeooo:paragraph-rsid="002316e8" style:font-size-asian="14pt" style:font-weight-asian="normal" style:font-size-complex="14pt" style:font-weight-complex="normal"/>
    </style:style>
    <style:style style:name="P31" style:family="paragraph" style:parent-style-name="Standard" style:list-style-name="L2">
      <style:paragraph-properties fo:text-align="start" style:justify-single-word="false"/>
      <style:text-properties fo:font-size="14pt" fo:font-weight="normal" officeooo:rsid="0010e751" officeooo:paragraph-rsid="0010e751" style:font-size-asian="14pt" style:font-weight-asian="normal" style:font-size-complex="14pt" style:font-weight-complex="normal"/>
    </style:style>
    <style:style style:name="P32" style:family="paragraph" style:parent-style-name="Standard" style:list-style-name="L4">
      <style:paragraph-properties fo:text-align="start" style:justify-single-word="false"/>
      <style:text-properties fo:font-size="14pt" fo:font-weight="normal" officeooo:rsid="0010e751" officeooo:paragraph-rsid="001316e4" style:font-size-asian="14pt" style:font-weight-asian="normal" style:font-size-complex="14pt" style:font-weight-complex="normal"/>
    </style:style>
    <style:style style:name="P33" style:family="paragraph" style:parent-style-name="Standard" style:list-style-name="L6">
      <style:paragraph-properties fo:text-align="start" style:justify-single-word="false"/>
      <style:text-properties fo:font-size="14pt" fo:font-weight="normal" officeooo:rsid="0010e751" officeooo:paragraph-rsid="0018f1d5" style:font-size-asian="14pt" style:font-weight-asian="normal" style:font-size-complex="14pt" style:font-weight-complex="normal"/>
    </style:style>
    <style:style style:name="P34" style:family="paragraph" style:parent-style-name="Standard" style:list-style-name="L7">
      <style:paragraph-properties fo:text-align="start" style:justify-single-word="false"/>
      <style:text-properties fo:font-size="14pt" fo:font-weight="normal" officeooo:rsid="0010e751" officeooo:paragraph-rsid="0018f1d5" style:font-size-asian="14pt" style:font-weight-asian="normal" style:font-size-complex="14pt" style:font-weight-complex="normal"/>
    </style:style>
    <style:style style:name="P35" style:family="paragraph" style:parent-style-name="Standard" style:list-style-name="L2">
      <style:paragraph-properties fo:text-align="start" style:justify-single-word="false"/>
      <style:text-properties fo:font-size="14pt" fo:font-weight="normal" officeooo:rsid="00164726" officeooo:paragraph-rsid="00164726" style:font-size-asian="14pt" style:font-weight-asian="normal" style:font-size-complex="14pt" style:font-weight-complex="normal"/>
    </style:style>
    <style:style style:name="P36" style:family="paragraph" style:parent-style-name="Standard" style:list-style-name="L4">
      <style:paragraph-properties fo:text-align="start" style:justify-single-word="false"/>
      <style:text-properties fo:font-size="14pt" fo:font-weight="normal" officeooo:rsid="00164726" officeooo:paragraph-rsid="00164726" style:font-size-asian="14pt" style:font-weight-asian="normal" style:font-size-complex="14pt" style:font-weight-complex="normal"/>
    </style:style>
    <style:style style:name="P37" style:family="paragraph" style:parent-style-name="Standard" style:list-style-name="L3">
      <style:paragraph-properties fo:text-align="start" style:justify-single-word="false"/>
      <style:text-properties fo:font-size="14pt" fo:font-weight="normal" officeooo:rsid="0014a83c" officeooo:paragraph-rsid="0014a83c" style:font-size-asian="14pt" style:font-weight-asian="normal" style:font-size-complex="14pt" style:font-weight-complex="normal"/>
    </style:style>
    <style:style style:name="P38" style:family="paragraph" style:parent-style-name="Standard" style:list-style-name="L5">
      <style:paragraph-properties fo:text-align="start" style:justify-single-word="false"/>
      <style:text-properties fo:font-size="14pt" fo:font-weight="normal" officeooo:rsid="0014a83c" officeooo:paragraph-rsid="0014a83c" style:font-size-asian="14pt" style:font-weight-asian="normal" style:font-size-complex="14pt" style:font-weight-complex="normal"/>
    </style:style>
    <style:style style:name="P39" style:family="paragraph" style:parent-style-name="Standard" style:list-style-name="L4">
      <style:paragraph-properties fo:text-align="start" style:justify-single-word="false"/>
      <style:text-properties fo:font-size="14pt" fo:font-weight="normal" officeooo:rsid="001316e4" officeooo:paragraph-rsid="001316e4" style:font-size-asian="14pt" style:font-weight-asian="normal" style:font-size-complex="14pt" style:font-weight-complex="normal"/>
    </style:style>
    <style:style style:name="P40" style:family="paragraph" style:parent-style-name="Standard" style:list-style-name="L5">
      <style:paragraph-properties fo:text-align="start" style:justify-single-word="false"/>
      <style:text-properties fo:font-size="14pt" fo:font-weight="normal" officeooo:rsid="001316e4" officeooo:paragraph-rsid="001316e4" style:font-size-asian="14pt" style:font-weight-asian="normal" style:font-size-complex="14pt" style:font-weight-complex="normal"/>
    </style:style>
    <style:style style:name="P41" style:family="paragraph" style:parent-style-name="Standard" style:list-style-name="L6">
      <style:paragraph-properties fo:text-align="start" style:justify-single-word="false"/>
      <style:text-properties fo:font-size="14pt" fo:font-weight="normal" officeooo:rsid="0015b525" officeooo:paragraph-rsid="0018f1d5" style:font-size-asian="14pt" style:font-weight-asian="normal" style:font-size-complex="14pt" style:font-weight-complex="normal"/>
    </style:style>
    <style:style style:name="P42" style:family="paragraph" style:parent-style-name="Standard" style:list-style-name="L8">
      <style:paragraph-properties fo:text-align="start" style:justify-single-word="false"/>
      <style:text-properties fo:font-size="14pt" fo:font-weight="normal" officeooo:rsid="00111316" officeooo:paragraph-rsid="00111316" style:font-size-asian="14pt" style:font-weight-asian="normal" style:font-size-complex="14pt" style:font-weight-complex="normal"/>
    </style:style>
    <style:style style:name="P43" style:family="paragraph" style:parent-style-name="Standard" style:list-style-name="L8">
      <style:paragraph-properties fo:text-align="start" style:justify-single-word="false"/>
      <style:text-properties fo:font-size="14pt" fo:font-weight="normal" officeooo:rsid="0012994b" officeooo:paragraph-rsid="0012994b" style:font-size-asian="14pt" style:font-weight-asian="normal" style:font-size-complex="14pt" style:font-weight-complex="normal"/>
    </style:style>
    <style:style style:name="P44" style:family="paragraph" style:parent-style-name="Standard" style:list-style-name="L7">
      <style:paragraph-properties fo:text-align="start" style:justify-single-word="false"/>
      <style:text-properties officeooo:paragraph-rsid="0018f1d5"/>
    </style:style>
    <style:style style:name="T1" style:family="text">
      <style:text-properties officeooo:rsid="00111316"/>
    </style:style>
    <style:style style:name="T2" style:family="text">
      <style:text-properties officeooo:rsid="0018f1d5"/>
    </style:style>
    <style:style style:name="T3" style:family="text">
      <style:text-properties fo:font-size="14pt" fo:font-weight="normal" officeooo:rsid="0010e751" style:font-size-asian="14pt" style:font-weight-asian="normal" style:font-size-complex="14pt" style:font-weight-complex="normal"/>
    </style:style>
    <style:style style:name="T4" style:family="text">
      <style:text-properties fo:font-size="14pt" fo:font-weight="normal" officeooo:rsid="00111316" style:font-size-asian="14pt" style:font-weight-asian="normal" style:font-size-complex="14pt" style:font-weight-complex="normal"/>
    </style:style>
    <style:style style:name="T5" style:family="text">
      <style:text-properties fo:font-weight="bold" officeooo:rsid="0026798f" style:font-weight-asian="bold" style:font-weight-complex="bold"/>
    </style:style>
    <style:style style:name="T6" style:family="text">
      <style:text-properties officeooo:rsid="00202ee3"/>
    </style:style>
    <style:style style:name="T7" style:family="text">
      <style:text-properties officeooo:rsid="00213f99"/>
    </style:style>
    <style:style style:name="T8" style:family="text">
      <style:text-properties officeooo:rsid="002434db"/>
    </style:style>
    <style:style style:name="T9" style:family="text">
      <style:text-properties officeooo:rsid="002679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n de Negocio</text:p>
      <text:p text:style-name="P22"/>
      <text:p text:style-name="P11"/>
      <text:p text:style-name="P13">-Actividad: <text:s text:c="2"/>Desarrollo de Software</text:p>
      <text:p text:style-name="P13">(Sistemas Operativos, aplicaciones...)</text:p>
      <text:p text:style-name="P13"/>
      <text:p text:style-name="P12">Aplicacion para ir describiendo un objeto/cancion cosa que no sabes cómo se llama:</text:p>
      <text:p text:style-name="P14"/>
      <text:p text:style-name="P14">Esta aplicación sólo necesitaria a priori bajos costes hasta que la aplicacion crezca y haya que añadir nuevas funciones y necesite más programadores para mejor<text:span text:style-name="T2">ar</text:span> y mantener la aplicacion. Si la idea prosigue se podría contratar a más personal como por ejemplo de seguridad informatica, administrador de sistemas y servidores.</text:p>
      <text:p text:style-name="P13"/>
      <text:p text:style-name="P15">Sobre todo: Adaptación de páginas web a aplicaciones móviles</text:p>
      <text:p text:style-name="P13"/>
      <text:p text:style-name="P16">Hay muchas páginas web que son muy visitadas diariamente. Muchas personas utilizan su teléfono movil prácticamente como un ordenador por lo que acercar estos servicios (que pueden ser locales o online) a estos usuarios sería muy beneficioso para las visitas y el crecimiento de estas empresas o su aplicación.</text:p>
      <text:p text:style-name="P16"/>
      <text:p text:style-name="P16"/>
      <text:p text:style-name="P23">Tipo de Mercado</text:p>
      <text:p text:style-name="P26"/>
      <text:p text:style-name="P17">En el mercado actual no existe ningúna empresa que ofrezca el conjunto de nuestros servicios de forma unificada <text:s/><text:span text:style-name="T9">como nosotros lo hacemos.</text:span></text:p>
      <text:p text:style-name="P17"/>
      <text:p text:style-name="P18">En el mercado actual nuestra empresa podria situarse en un oligopolio, ya que hay pocas empresas que compitan con nuestro servicio. Aunque nuestra empresa no requiere de una gran inversion de capital inicial, es posible que con el tiempo y si aumenta el numero de usuarios sea necesario aumentar las prestaciones del servicio, provocando asi una mayor inversion final.</text:p>
      <text:p text:style-name="P17"/>
      <text:p text:style-name="P17">En cuanto a la competencia <text:span text:style-name="T6">podriamos decir que nuestra empresa tendría una competencia de tipo monopolística, aunque nuestro producto sea único en realidad es la unificacion de varios servicios que si tienen competidores. El hecho de que nuestra empresa unifique estos servicios es lo que la hace única y los clientes puedan diferenciarnos por la calidad, rapidez y marca.</text:span></text:p>
      <text:p text:style-name="P17"/>
      <text:p text:style-name="P17"/>
      <text:p text:style-name="P17"/>
      <text:p text:style-name="P17"/>
      <text:p text:style-name="P17"/>
      <text:p text:style-name="P17"/>
      <text:p text:style-name="P17"/>
      <text:p text:style-name="P21"><text:soft-page-break/>Segmentacion</text:p>
      <text:p text:style-name="P19"/>
      <text:list xml:id="list152231213" text:style-name="L1">
        <text:list-item>
          <text:p text:style-name="P24">Geograficamente</text:p>
          <text:list>
            <text:list-header>
              <text:p text:style-name="P29">Aunque al principio pensamos sacar la aplicación a nivel nacional ya que los idiomas podrian ser una dificultad añadida al funcionamiento de nuestro servicio, el objetivo es llegar a nivel internacional. </text:p>
              <text:p text:style-name="P29"/>
              <text:p text:style-name="P27">Conforme se vaya expandiendo podriamos empezar a segmentar el mercado geograficamente, respondiendo así a las distintas culturas y sus necesidades.</text:p>
              <text:p text:style-name="P27"/>
            </text:list-header>
          </text:list>
        </text:list-item>
        <text:list-item>
          <text:p text:style-name="P24">Economicamente</text:p>
          <text:list>
            <text:list-header>
              <text:p text:style-name="P27">Vamos a segmentar nuestro mercado economicamente con un sistema de planes(Gratis, Gold y Premium), los cuales a mayor membresía ofreceran más servicios y la opcion de no tener anuncios.</text:p>
            </text:list-header>
          </text:list>
        </text:list-item>
        <text:list-item>
          <text:p text:style-name="P25">Profesión</text:p>
          <text:list>
            <text:list-header>
              <text:p text:style-name="P28">Podemos ofrecer un plan para estudiantes, el cual tenga una reducción del importe total, con el fin de que nuestro producto pueda alcanzar más público.</text:p>
            </text:list-header>
          </text:list>
        </text:list-item>
      </text:list>
      <text:p text:style-name="P20"/>
      <text:list xml:id="list183415778112275" text:continue-numbering="true" text:style-name="L1">
        <text:list-item>
          <text:p text:style-name="P25">Uso</text:p>
          <text:list>
            <text:list-header>
              <text:p text:style-name="P30">Hemos pensado en ver como usaría la aplicación cada persona y centrarnos en el marketing de ese sector usando el uso más común. Por ejemplo: los j<text:span text:style-name="T8">ó</text:span>venes lo usan <text:span text:style-name="T8">comúnmente</text:span> para buscar canciones, los estudiantes para buscar palabras por definicion <text:span text:style-name="T8">o características</text:span>.</text:p>
            </text:list-header>
          </text:list>
        </text:list-item>
      </text:list>
      <text:p text:style-name="P20"/>
      <text:p text:style-name="P20"/>
      <text:p text:style-name="P20"/>
      <text:p text:style-name="P20"/>
      <text:p text:style-name="P20">En cuanto a la estrategia de marketing <text:span text:style-name="T9">usaríamos una estrategia de </text:span><text:span text:style-name="T5">diferenciación</text:span><text:span text:style-name="T9">, patrocinando nuestro producto para diferentes usos según lo que más usa una sección del publico objetivo (Ej: musica para jovenes y definicion de palabras para adultos y estudiantes)</text:span></text:p>
      <text:p text:style-name="P6"><text:line-break/></text:p>
      <text:p text:style-name="P1"/>
      <text:p text:style-name="P1"/>
      <text:p text:style-name="P7"/>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escripcion de Salva</text:p>
      <text:p text:style-name="P1"/>
      <text:p text:style-name="P1"><text:s/><text:tab/>Cualidades Salva:</text:p>
      <text:list xml:id="list1969315739" text:style-name="L2">
        <text:list-item>
          <text:p text:style-name="P31">Emprendedor</text:p>
        </text:list-item>
        <text:list-item>
          <text:p text:style-name="P31">Creatividad</text:p>
        </text:list-item>
        <text:list-item>
          <text:p text:style-name="P31">Liderazgo</text:p>
        </text:list-item>
        <text:list-item>
          <text:p text:style-name="P35">Responsabilidad</text:p>
        </text:list-item>
        <text:list-item>
          <text:p text:style-name="P35">Proactivo</text:p>
        </text:list-item>
        <text:list-item>
          <text:p text:style-name="P35">Tenacidad</text:p>
        </text:list-item>
      </text:list>
      <text:p text:style-name="P1"/>
      <text:p text:style-name="P4">Formación:</text:p>
      <text:list xml:id="list2970438197" text:style-name="L3">
        <text:list-item>
          <text:p text:style-name="P37">GM Sistemas Informaticos y Redes</text:p>
        </text:list-item>
        <text:list-item>
          <text:p text:style-name="P37">*GS Desarrollo Aplicaciones Web</text:p>
        </text:list-item>
      </text:list>
      <text:p text:style-name="P1"/>
      <text:p text:style-name="P1"/>
      <text:p text:style-name="P8">Descripcion de Rafa</text:p>
      <text:p text:style-name="P8"/>
      <text:p text:style-name="P2"><text:tab/>Cualidades : </text:p>
      <text:list xml:id="list3828928195" text:style-name="L4">
        <text:list-item>
          <text:p text:style-name="P32">Social</text:p>
        </text:list-item>
        <text:list-item>
          <text:p text:style-name="P32">Resiliencia</text:p>
        </text:list-item>
        <text:list-item>
          <text:p text:style-name="P32">Empatia</text:p>
        </text:list-item>
        <text:list-item>
          <text:p text:style-name="P39">Liderazgo</text:p>
        </text:list-item>
        <text:list-item>
          <text:p text:style-name="P39">Ambicioso</text:p>
        </text:list-item>
        <text:list-item>
          <text:p text:style-name="P36">Tenacidad</text:p>
        </text:list-item>
      </text:list>
      <text:p text:style-name="P4"/>
      <text:p text:style-name="P4">Formación:</text:p>
      <text:list xml:id="list1376802604" text:style-name="L5">
        <text:list-item>
          <text:p text:style-name="P40">Bach Ciencias Tecnologicas</text:p>
        </text:list-item>
        <text:list-item>
          <text:p text:style-name="P40">B2 Inglés Cambridge</text:p>
        </text:list-item>
        <text:list-item>
          <text:p text:style-name="P38"><text:soft-page-break/>*GS Desarrollo Aplicaciones Web</text:p>
        </text:list-item>
      </text:list>
      <text:p text:style-name="P1"/>
      <text:p text:style-name="P1">Funciones:</text:p>
      <text:p text:style-name="P1"/>
      <text:p text:style-name="P3">Rafa:</text:p>
      <text:list xml:id="list421924073" text:style-name="L6">
        <text:list-item>
          <text:p text:style-name="P33">Desarrollador Android</text:p>
        </text:list-item>
        <text:list-item>
          <text:p text:style-name="P41">Analista</text:p>
        </text:list-item>
      </text:list>
      <text:p text:style-name="P3">Salva:</text:p>
      <text:list xml:id="list1677077717" text:style-name="L7">
        <text:list-item>
          <text:p text:style-name="P34">Jefe de Proyecto</text:p>
        </text:list-item>
        <text:list-item>
          <text:p text:style-name="P44"><text:span text:style-name="T3"><text:s/>Desarrollador </text:span><text:span text:style-name="T4">iOS</text:span></text:p>
        </text:list-item>
      </text:list>
      <text:p text:style-name="P1"/>
      <text:p text:style-name="P5">(Al principio se adaptarán los roles necesarios)</text:p>
      <text:p text:style-name="P5"/>
      <text:p text:style-name="P1">-<text:span text:style-name="T1">Personal necesario:</text:span></text:p>
      <text:list xml:id="list3310169983" text:style-name="L8">
        <text:list-item>
          <text:p text:style-name="P42">Director de Recursos humanos</text:p>
        </text:list-item>
        <text:list-item>
          <text:p text:style-name="P42">Director de Marketing</text:p>
        </text:list-item>
        <text:list-item>
          <text:p text:style-name="P43">Personal de mantenimiento(de los pc y redes)</text:p>
        </text:list-item>
      </text:list>
      <text:p text:style-name="P4"/>
      <text:p text:style-name="P4"/>
      <text:p text:style-name="P9">Análisis de mercado</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3T13:25:35.957020749</meta:creation-date>
    <dc:date>2021-09-30T18:34:13.742281402</dc:date>
    <meta:editing-duration>PT56M11S</meta:editing-duration>
    <meta:editing-cycles>14</meta:editing-cycles>
    <meta:generator>LibreOffice/6.0.7.3$Linux_X86_64 LibreOffice_project/00m0$Build-3</meta:generator>
    <meta:document-statistic meta:table-count="0" meta:image-count="0" meta:object-count="0" meta:page-count="4" meta:paragraph-count="61" meta:word-count="581" meta:character-count="3675" meta:non-whitespace-character-count="3177"/>
  </office:meta>
</office:document-meta>
</file>